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69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Symmetric_20_Arrow" draw:marker-end-width="0.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Charter'" style:font-family-generic="roman" style:font-pitch="variable" fo:font-size="8pt" style:font-size-asian="8pt" style:font-size-complex="8pt"/>
    </style:style>
    <style:style style:name="P3" style:family="paragraph">
      <style:paragraph-properties fo:text-align="center"/>
      <style:text-properties fo:font-family="'Bitstream Charter'" style:font-family-generic="roman" style:font-pitch="variable" fo:font-size="10pt" style:font-size-asian="10pt" style:font-size-complex="10pt"/>
    </style:style>
    <style:style style:name="P4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P5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T1" style:family="text">
      <style:text-properties fo:font-family="'Bitstream Charter'" style:font-family-generic="roman" style:font-pitch="variable" fo:font-size="8pt" style:font-size-asian="8pt" style:font-size-complex="8pt"/>
    </style:style>
    <style:style style:name="T2" style:family="text">
      <style:text-properties fo:font-family="'Bitstream Charter'" style:font-family-generic="roman" style:font-pitch="variable" fo:font-size="10pt" style:font-size-asian="10pt" style:font-size-complex="10pt"/>
    </style:style>
    <style:style style:name="T3" style:family="text">
      <style:text-properties fo:font-family="'Bitstream Charter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5cm" svg:height="2.66cm" svg:x="2.668cm" svg:y="5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5cm" svg:height="2.66cm" svg:x="2.666cm" svg:y="0.3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cm" svg:height="1cm" svg:x="0.1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03cm" svg:height="0.87cm" svg:x="3.249cm" svg:y="1.264cm">
          <text:p text:style-name="P1"><text:span text:style-name="T1">Convolutional</text:span></text:p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5cm" svg:height="1.07cm" svg:x="6.749cm" svg:y="1.164cm">
          <text:p text:style-name="P1"><text:span text:style-name="T2">Modu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cm" svg:height="1cm" svg:x="0.15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2.5cm" svg:height="1.07cm" svg:x="7.249cm" svg:y="6.42cm">
          <text:p text:style-name="P1"><text:span text:style-name="T2">Demodul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5cm" svg:height="1.07cm" draw:transform="rotate (-1.5707963267949) translate (11.265cm 3.015cm)">
          <text:p text:style-name="P1"><text:span text:style-name="T2"><text:s/></text:span><text:span text:style-name="T2">AWGN </text:span></text:p>
          <text:p text:style-name="P1"><text:span text:style-name="T2">Channel</text:span></text:p>
          <draw:enhanced-geometry svg:viewBox="0 0 21600 21600" draw:mirror-vertical="true" draw:type="rectangle" draw:enhanced-path="M 0 0 L 21600 0 21600 21600 0 21600 0 0 Z N"/>
        </draw:custom-shape>
        <draw:connector draw:style-name="gr4" draw:text-style-name="P1" draw:layer="layout" svg:x1="1.15cm" svg:y1="1.7cm" svg:x2="3.249cm" svg:y2="1.699cm" draw:start-shape="id1" draw:start-glue-point="10" draw:end-shape="id2" draw:end-glue-point="3" svg:d="m1150 1700h1050v-1h1049">
          <text:p/>
        </draw:connector>
        <draw:connector draw:style-name="gr4" draw:text-style-name="P1" draw:layer="layout" svg:x1="5.279cm" svg:y1="1.699cm" svg:x2="6.749cm" svg:y2="1.699cm" draw:start-shape="id2" draw:start-glue-point="1" draw:end-shape="id3" draw:end-glue-point="3" svg:d="m5279 1699h1470">
          <text:p/>
        </draw:connector>
        <draw:connector draw:style-name="gr4" draw:text-style-name="P1" draw:layer="layout" svg:x1="9.249cm" svg:y1="1.699cm" svg:x2="10.73cm" svg:y2="3.015cm" draw:start-shape="id3" draw:start-glue-point="1" draw:end-shape="id4" draw:end-glue-point="3" svg:d="m9249 1699h1481v1316">
          <text:p/>
        </draw:connector>
        <draw:connector draw:style-name="gr4" draw:text-style-name="P1" draw:layer="layout" svg:x1="10.73cm" svg:y1="5.515cm" svg:x2="9.749cm" svg:y2="6.955cm" draw:start-shape="id4" draw:start-glue-point="1" draw:end-shape="id5" draw:end-glue-point="1" svg:d="m10730 5515v1440h-981">
          <text:p/>
        </draw:connector>
        <draw:frame draw:style-name="gr5" draw:text-style-name="P4" draw:layer="layout" svg:width="1.552cm" svg:height="0.94cm" svg:x="-0.126cm" svg:y="2.11cm">
          <draw:text-box>
            <text:p><text:span text:style-name="T2">Source</text:span></text:p>
          </draw:text-box>
        </draw:frame>
        <draw:frame draw:style-name="gr5" draw:text-style-name="P4" draw:layer="layout" svg:width="1.175cm" svg:height="0.94cm" svg:x="0.063cm" svg:y="5.866cm">
          <draw:text-box>
            <text:p><text:span text:style-name="T2">Sink</text:span></text:p>
          </draw:text-box>
        </draw:frame>
        <draw:custom-shape draw:style-name="gr3" draw:text-style-name="P2" xml:id="id6" draw:id="id6" draw:layer="layout" svg:width="2.03cm" svg:height="0.87cm" svg:x="3.349cm" svg:y="6.524cm">
          <text:p text:style-name="P1"><text:span text:style-name="T1">Convolutional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98cm" svg:height="0.28cm" svg:x="6.492cm" svg:y="6.817cm">
          <text:p text:style-name="P1"><text:s/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249cm" svg:y1="6.955cm" svg:x2="5.379cm" svg:y2="6.959cm" draw:start-shape="id5" draw:start-glue-point="3" draw:end-shape="id6" draw:end-glue-point="1" svg:d="m7249 6955h-935v4h-935">
          <text:p/>
        </draw:connector>
        <draw:connector draw:style-name="gr4" draw:text-style-name="P1" draw:layer="layout" svg:x1="3.349cm" svg:y1="6.959cm" svg:x2="1.15cm" svg:y2="6.956cm" draw:start-shape="id6" draw:start-glue-point="3" draw:end-shape="id7" draw:end-glue-point="10" svg:d="m3349 6959h-1099v-3h-1100">
          <text:p/>
        </draw:connector>
        <draw:custom-shape draw:style-name="gr3" draw:text-style-name="P2" xml:id="id8" draw:id="id8" draw:layer="layout" svg:width="2.03cm" svg:height="0.87cm" svg:x="3.348cm" svg:y="4.423cm">
          <text:p text:style-name="P1"><text:span text:style-name="T1">gr-trelli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363cm" svg:y1="5.293cm" svg:x2="4.364cm" svg:y2="6.524cm" draw:start-shape="id8" draw:start-glue-point="2" draw:end-shape="id6" draw:end-glue-point="0" svg:d="m4363 5293v616h1v615">
          <text:p/>
        </draw:connector>
        <draw:frame draw:style-name="gr8" draw:text-style-name="P5" draw:layer="layout" svg:width="2.409cm" svg:height="0.675cm" svg:x="2.432cm" svg:y="2.525cm">
          <draw:text-box>
            <text:p text:style-name="P5"><text:span text:style-name="T3">Transmitter</text:span></text:p>
          </draw:text-box>
        </draw:frame>
        <draw:frame draw:style-name="gr8" draw:text-style-name="P5" draw:layer="layout" svg:width="2.409cm" svg:height="0.675cm" svg:x="2.433cm" svg:y="7.726cm">
          <draw:text-box>
            <text:p text:style-name="P5"><text:span text:style-name="T3">Recei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65cm" fo:margin-bottom="0.112cm" fo:margin-left="0.05cm" fo:margin-right="0cm" fo:page-width="11.5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1T09:20:15</meta:creation-date>
    <dc:date>2014-03-11T16:35:30</dc:date>
    <meta:editing-duration>PT2H15M55S</meta:editing-duration>
    <meta:editing-cycles>11</meta:editing-cycles>
    <meta:generator>LibreOffice/3.5$Linux_X86_64 LibreOffice_project/350m1$Build-2</meta:generator>
    <meta:document-statistic meta:object-count="22"/>
  </office:meta>
</office:document-meta>
</file>